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80000028DC4471BB1AD50DCD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P5" style:family="paragraph">
      <style:paragraph-properties fo:margin-left="1.27cm" fo:margin-right="0cm" fo:text-align="center" fo:text-indent="-1.27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Liberation Sans Narrow" fo:font-size="35pt" fo:font-style="normal" fo:text-shadow="none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color="#000000" style:font-name="Liberation Sans Narrow" fo:font-size="34pt" fo:font-style="normal" fo:text-shadow="none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" style:family="text">
      <style:text-properties fo:color="#000000" style:font-name="Liberation Sans Narrow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9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4.566cm" svg:x="1.524cm" svg:y="0.762cm">
          <draw:text-box>
            <text:p text:style-name="P1"><text:span text:style-name="T1">Hymn #560</text:span></text:p>
            <text:p text:style-name="P1"><text:span text:style-name="T2">“</text:span><text:span text:style-name="T2">Drawn to the Cross, Which Thou Hast Blessed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638cm" svg:height="7.177cm" svg:x="1.612cm" svg:y="1.205cm">
          <draw:text-box>
            <text:p text:style-name="P1"><text:span text:style-name="T4">1. </text:span><text:span text:style-name="T5">Drawn to the cross, which Thou hast blessed</text:span><text:span text:style-name="T6"><text:line-break/></text:span><text:span text:style-name="T7">With healing gifts for souls distressed,</text:span><text:span text:style-name="T7"><text:line-break/></text:span><text:span text:style-name="T7">To find in Thee my life, my rest,</text:span><text:span text:style-name="T7"><text:line-break/></text:span><text:span text:style-name="T7">Christ crucified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7" draw:layer="layout" svg:width="24.384cm" svg:height="8.514cm" svg:x="1.778cm" svg:y="1.138cm">
          <draw:text-box>
            <text:p text:style-name="P5"><text:span text:style-name="T8">2. </text:span><text:span text:style-name="T7">Thou knowest all my griefs and fears,</text:span></text:p>
            <text:p text:style-name="P5"><text:span text:style-name="T7">Thy grace abused, my misspent years;</text:span></text:p>
            <text:p text:style-name="P5"><text:span text:style-name="T7">Yet now to Thee with contrite tears,</text:span></text:p>
            <text:p text:style-name="P5"><text:span text:style-name="T7">Christ crucified, I come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8" draw:layer="layout" svg:width="25.146cm" svg:height="7.011cm" svg:x="1.524cm" svg:y="1.016cm">
          <draw:text-box>
            <text:p text:style-name="P5"><text:span text:style-name="T10">3. </text:span><text:span text:style-name="T11">Wash me and take away each stain;</text:span></text:p>
            <text:p text:style-name="P5"><text:span text:style-name="T11">Let nothing of my sin remain.</text:span></text:p>
            <text:p text:style-name="P5"><text:span text:style-name="T11">For cleansing, though it be through pain,</text:span></text:p>
            <text:p text:style-name="P1"><text:span text:style-name="T11">Christ crucified, I c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7" draw:layer="layout" svg:width="24.384cm" svg:height="10.668cm" svg:x="1.778cm" svg:y="1.016cm">
          <draw:text-box>
            <text:p text:style-name="P5"><text:span text:style-name="T10">4. </text:span><text:span text:style-name="T11">And then for work to do for Thee,</text:span></text:p>
            <text:p text:style-name="P5"><text:span text:style-name="T11">Which shall so sweet a service be</text:span></text:p>
            <text:p text:style-name="P5"><text:span text:style-name="T11">That angels well might envy me,</text:span></text:p>
            <text:p text:style-name="P1"><text:span text:style-name="T11">Christ crucified, I come.</text:span><text:span text:style-name="T12"><text:line-break/></text:span><text:span text:style-name="T12"/></text:p>
            <text:p text:style-name="P6"><text:span text:style-name="T13"/></text:p>
            <text:p text:style-name="P6"><text:span text:style-name="T13"><text:s/></text:span><text:span text:style-name="T14"><text:s text:c="3"/></text:span><text:span text:style-name="T14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ackground" xlink:href="Pictures/10000000000004880000028DC4471BB1AD50DC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08:32:23.262000000</meta:creation-date>
    <dc:date>2018-03-20T22:04:02.214000000</dc:date>
    <meta:editing-duration>PT15M42S</meta:editing-duration>
    <meta:editing-cycles>13</meta:editing-cycles>
    <meta:generator>LibreOffice/6.0.1.1$Windows_X86_64 LibreOffice_project/60bfb1526849283ce2491346ed2aa51c465abfe6</meta:generator>
    <meta:document-statistic meta:object-count="36"/>
  </office:meta>
</office:document-meta>
</file>